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1902in"/>
    </style:style>
    <style:style style:name="co4" style:family="table-column">
      <style:table-column-properties fo:break-before="auto" style:column-width="1.2634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0.3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17"/>
          <table:table-cell table:style-name="ce3" table:formula="of:=&quot;private String[][]             p_acKey                 = new String[][]{&quot;" office:value-type="string" office:string-value="private String[][]             p_acKey                 = new String[][]{">
            <text:p>private String[][] <text:s text:c="12"/>p_acKey <text:s text:c="16"/>= new String[][]{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alt">
            <text:p>alt</text:p>
          </table:table-cell>
          <table:table-cell/>
          <table:table-cell table:style-name="ce3" table:formula="of:=&quot; {&quot;&quot;&quot;&amp;[.F2]&amp;&quot;&quot;&quot;,&quot;&quot;&quot;&amp;[.G2]&amp;&quot;&quot;&quot;,&quot;&quot;&quot;&amp;[.H2]&amp;&quot;&quot;&quot;,&quot;&quot;&quot;&amp;[.I2]&amp;&quot;&quot;&quot;,&quot;&quot;&quot;&amp;[.J2]&amp;&quot;&quot;&quot;,&quot;&quot;&quot;&amp;[.K2]&amp;&quot;&quot;&quot;,&quot;&quot;&quot;&amp;[.L2]&amp;&quot;&quot;&quot;,&quot;&quot;&quot;&amp;[.M2]&amp;&quot;&quot;&quot;,&quot;&quot;&quot;&amp;[.N2]&amp;&quot;&quot;&quot;,&quot;&quot;&quot;&amp;[.O2]&amp;&quot;&quot;&quot;,&quot;&quot;&quot;&amp;[.P2]&amp;&quot;&quot;&quot;,&quot;&quot;&quot;&amp;[.Q2]&amp;&quot;&quot;&quot;,&quot;&quot;&quot;&amp;[.R2]&amp;&quot;&quot;&quot;}&quot;" office:value-type="string" office:string-value=" {&quot;@&quot;,&quot;@&quot;,&quot;@&quot;,&quot;@&quot;,&quot;@&quot;,&quot;@&quot;,&quot;@&quot;,&quot;@&quot;,&quot;@&quot;,&quot;@&quot;,&quot;@&quot;,&quot;@&quot;,&quot;alt&quot;}">
            <text:p><text:s/>{"@","@","@","@","@","@","@","@","@","@","@","@","alt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`">
            <text:p>`</text:p>
          </table:table-cell>
          <table:table-cell table:formula="of:=OFFSET([.$A$1];COLUMN()+ROW()*13-31;1)" office:value-type="string" office:string-value="~">
            <text:p>~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\'">
            <text:p>\'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{">
            <text:p>{</text:p>
          </table:table-cell>
          <table:table-cell table:formula="of:=OFFSET([.$A$1];COLUMN()+ROW()*13-31;1)" office:value-type="string" office:string-value="}">
            <text:p>}</text:p>
          </table:table-cell>
          <table:table-cell table:formula="of:=OFFSET([.$A$1];COLUMN()+ROW()*13-31;1)" office:value-type="string" office:string-value="[">
            <text:p>[</text:p>
          </table:table-cell>
          <table:table-cell table:formula="of:=OFFSET([.$A$1];COLUMN()+ROW()*13-31;1)" office:value-type="string" office:string-value="]">
            <text:p>]</text:p>
          </table:table-cell>
          <table:table-cell table:formula="of:=OFFSET([.$A$1];COLUMN()+ROW()*13-31;1)" office:value-type="string" office:string-value="+">
            <text:p>+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@">
            <text:p>@</text:p>
          </table:table-cell>
          <table:table-cell/>
          <table:table-cell table:style-name="ce3" table:formula="of:=&quot;,{&quot;&quot;&quot;&amp;[.F3]&amp;&quot;&quot;&quot;,&quot;&quot;&quot;&amp;[.G3]&amp;&quot;&quot;&quot;,&quot;&quot;&quot;&amp;[.H3]&amp;&quot;&quot;&quot;,&quot;&quot;&quot;&amp;[.I3]&amp;&quot;&quot;&quot;,&quot;&quot;&quot;&amp;[.J3]&amp;&quot;&quot;&quot;,&quot;&quot;&quot;&amp;[.K3]&amp;&quot;&quot;&quot;,&quot;&quot;&quot;&amp;[.L3]&amp;&quot;&quot;&quot;,&quot;&quot;&quot;&amp;[.M3]&amp;&quot;&quot;&quot;,&quot;&quot;&quot;&amp;[.N3]&amp;&quot;&quot;&quot;,&quot;&quot;&quot;&amp;[.O3]&amp;&quot;&quot;&quot;,&quot;&quot;&quot;&amp;[.P3]&amp;&quot;&quot;&quot;,&quot;&quot;&quot;&amp;[.Q3]&amp;&quot;&quot;&quot;,&quot;&quot;&quot;&amp;[.R3]&amp;&quot;&quot;&quot;}&quot;" office:value-type="string" office:string-value=",{&quot;`&quot;,&quot;~&quot;,&quot;@&quot;,&quot;\'&quot;,&quot;@&quot;,&quot;@&quot;,&quot;{&quot;,&quot;}&quot;,&quot;[&quot;,&quot;]&quot;,&quot;+&quot;,&quot;@&quot;,&quot;@&quot;}">
            <text:p>,{"`","~","@","\'","@","@","{","}","[","]","+","@","@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!">
            <text:p>!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#">
            <text:p>#</text:p>
          </table:table-cell>
          <table:table-cell table:formula="of:=OFFSET([.$A$1];COLUMN()+ROW()*13-31;1)" office:value-type="string" office:string-value="$">
            <text:p>$</text:p>
          </table:table-cell>
          <table:table-cell table:formula="of:=OFFSET([.$A$1];COLUMN()+ROW()*13-31;1)" office:value-type="string" office:string-value="%">
            <text:p>%</text:p>
          </table:table-cell>
          <table:table-cell table:formula="of:=OFFSET([.$A$1];COLUMN()+ROW()*13-31;1)" office:value-type="string" office:string-value="^">
            <text:p>^</text:p>
          </table:table-cell>
          <table:table-cell table:formula="of:=OFFSET([.$A$1];COLUMN()+ROW()*13-31;1)" office:value-type="string" office:string-value="&amp;">
            <text:p>&amp;</text:p>
          </table:table-cell>
          <table:table-cell table:formula="of:=OFFSET([.$A$1];COLUMN()+ROW()*13-31;1)" office:value-type="string" office:string-value="*">
            <text:p>*</text:p>
          </table:table-cell>
          <table:table-cell table:formula="of:=OFFSET([.$A$1];COLUMN()+ROW()*13-31;1)" office:value-type="string" office:string-value="(">
            <text:p>(</text:p>
          </table:table-cell>
          <table:table-cell table:formula="of:=OFFSET([.$A$1];COLUMN()+ROW()*13-31;1)" office:value-type="string" office:string-value=")">
            <text:p>)</text:p>
          </table:table-cell>
          <table:table-cell table:formula="of:=OFFSET([.$A$1];COLUMN()+ROW()*13-31;1)" office:value-type="string" office:string-value="_">
            <text:p>_</text:p>
          </table:table-cell>
          <table:table-cell table:formula="of:=OFFSET([.$A$1];COLUMN()+ROW()*13-31;1)" office:value-type="string" office:string-value="del">
            <text:p>del</text:p>
          </table:table-cell>
          <table:table-cell table:formula="of:=OFFSET([.$A$1];COLUMN()+ROW()*13-31;1)" office:value-type="string" office:string-value="@">
            <text:p>@</text:p>
          </table:table-cell>
          <table:table-cell/>
          <table:table-cell table:style-name="ce3" table:formula="of:=&quot;,{&quot;&quot;&quot;&amp;[.F4]&amp;&quot;&quot;&quot;,&quot;&quot;&quot;&amp;[.G4]&amp;&quot;&quot;&quot;,&quot;&quot;&quot;&amp;[.H4]&amp;&quot;&quot;&quot;,&quot;&quot;&quot;&amp;[.I4]&amp;&quot;&quot;&quot;,&quot;&quot;&quot;&amp;[.J4]&amp;&quot;&quot;&quot;,&quot;&quot;&quot;&amp;[.K4]&amp;&quot;&quot;&quot;,&quot;&quot;&quot;&amp;[.L4]&amp;&quot;&quot;&quot;,&quot;&quot;&quot;&amp;[.M4]&amp;&quot;&quot;&quot;,&quot;&quot;&quot;&amp;[.N4]&amp;&quot;&quot;&quot;,&quot;&quot;&quot;&amp;[.O4]&amp;&quot;&quot;&quot;,&quot;&quot;&quot;&amp;[.P4]&amp;&quot;&quot;&quot;,&quot;&quot;&quot;&amp;[.Q4]&amp;&quot;&quot;&quot;,&quot;&quot;&quot;&amp;[.R4]&amp;&quot;&quot;&quot;}&quot;" office:value-type="string" office:string-value=",{&quot;!&quot;,&quot;@&quot;,&quot;#&quot;,&quot;$&quot;,&quot;%&quot;,&quot;^&quot;,&quot;&amp;&quot;,&quot;*&quot;,&quot;(&quot;,&quot;)&quot;,&quot;_&quot;,&quot;del&quot;,&quot;@&quot;}">
            <text:p>,{"!","@","#","$","%","^","&amp;","*","(",")","_","del","@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Q">
            <text:p>Q</text:p>
          </table:table-cell>
          <table:table-cell table:formula="of:=OFFSET([.$A$1];COLUMN()+ROW()*13-31;1)" office:value-type="string" office:string-value="W">
            <text:p>W</text:p>
          </table:table-cell>
          <table:table-cell table:formula="of:=OFFSET([.$A$1];COLUMN()+ROW()*13-31;1)" office:value-type="string" office:string-value="E">
            <text:p>E</text:p>
          </table:table-cell>
          <table:table-cell table:formula="of:=OFFSET([.$A$1];COLUMN()+ROW()*13-31;1)" office:value-type="string" office:string-value="R">
            <text:p>R</text:p>
          </table:table-cell>
          <table:table-cell table:formula="of:=OFFSET([.$A$1];COLUMN()+ROW()*13-31;1)" office:value-type="string" office:string-value="T">
            <text:p>T</text:p>
          </table:table-cell>
          <table:table-cell table:formula="of:=OFFSET([.$A$1];COLUMN()+ROW()*13-31;1)" office:value-type="string" office:string-value="Y">
            <text:p>Y</text:p>
          </table:table-cell>
          <table:table-cell table:formula="of:=OFFSET([.$A$1];COLUMN()+ROW()*13-31;1)" office:value-type="string" office:string-value="U">
            <text:p>U</text:p>
          </table:table-cell>
          <table:table-cell table:formula="of:=OFFSET([.$A$1];COLUMN()+ROW()*13-31;1)" office:value-type="string" office:string-value="I">
            <text:p>I</text:p>
          </table:table-cell>
          <table:table-cell table:formula="of:=OFFSET([.$A$1];COLUMN()+ROW()*13-31;1)" office:value-type="string" office:string-value="O">
            <text:p>O</text:p>
          </table:table-cell>
          <table:table-cell table:formula="of:=OFFSET([.$A$1];COLUMN()+ROW()*13-31;1)" office:value-type="string" office:string-value="P">
            <text:p>P</text:p>
          </table:table-cell>
          <table:table-cell table:formula="of:=OFFSET([.$A$1];COLUMN()+ROW()*13-31;1)" office:value-type="string" office:string-value="=">
            <text:p>=</text:p>
          </table:table-cell>
          <table:table-cell table:formula="of:=OFFSET([.$A$1];COLUMN()+ROW()*13-31;1)" office:value-type="string" office:string-value="/^">
            <text:p>/^</text:p>
          </table:table-cell>
          <table:table-cell table:formula="of:=OFFSET([.$A$1];COLUMN()+ROW()*13-31;1)" office:value-type="string" office:string-value="@">
            <text:p>@</text:p>
          </table:table-cell>
          <table:table-cell/>
          <table:table-cell table:style-name="ce3" table:formula="of:=&quot;,{&quot;&quot;&quot;&amp;[.F5]&amp;&quot;&quot;&quot;,&quot;&quot;&quot;&amp;[.G5]&amp;&quot;&quot;&quot;,&quot;&quot;&quot;&amp;[.H5]&amp;&quot;&quot;&quot;,&quot;&quot;&quot;&amp;[.I5]&amp;&quot;&quot;&quot;,&quot;&quot;&quot;&amp;[.J5]&amp;&quot;&quot;&quot;,&quot;&quot;&quot;&amp;[.K5]&amp;&quot;&quot;&quot;,&quot;&quot;&quot;&amp;[.L5]&amp;&quot;&quot;&quot;,&quot;&quot;&quot;&amp;[.M5]&amp;&quot;&quot;&quot;,&quot;&quot;&quot;&amp;[.N5]&amp;&quot;&quot;&quot;,&quot;&quot;&quot;&amp;[.O5]&amp;&quot;&quot;&quot;,&quot;&quot;&quot;&amp;[.P5]&amp;&quot;&quot;&quot;,&quot;&quot;&quot;&amp;[.Q5]&amp;&quot;&quot;&quot;,&quot;&quot;&quot;&amp;[.R5]&amp;&quot;&quot;&quot;}&quot;" office:value-type="string" office:string-value=",{&quot;Q&quot;,&quot;W&quot;,&quot;E&quot;,&quot;R&quot;,&quot;T&quot;,&quot;Y&quot;,&quot;U&quot;,&quot;I&quot;,&quot;O&quot;,&quot;P&quot;,&quot;=&quot;,&quot;/^&quot;,&quot;@&quot;}">
            <text:p>,{"Q","W","E","R","T","Y","U","I","O","P","=","/^","@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A">
            <text:p>A</text:p>
          </table:table-cell>
          <table:table-cell table:formula="of:=OFFSET([.$A$1];COLUMN()+ROW()*13-31;1)" office:value-type="string" office:string-value="S">
            <text:p>S</text:p>
          </table:table-cell>
          <table:table-cell table:formula="of:=OFFSET([.$A$1];COLUMN()+ROW()*13-31;1)" office:value-type="string" office:string-value="D">
            <text:p>D</text:p>
          </table:table-cell>
          <table:table-cell table:formula="of:=OFFSET([.$A$1];COLUMN()+ROW()*13-31;1)" office:value-type="string" office:string-value="F">
            <text:p>F</text:p>
          </table:table-cell>
          <table:table-cell table:formula="of:=OFFSET([.$A$1];COLUMN()+ROW()*13-31;1)" office:value-type="string" office:string-value="G">
            <text:p>G</text:p>
          </table:table-cell>
          <table:table-cell table:formula="of:=OFFSET([.$A$1];COLUMN()+ROW()*13-31;1)" office:value-type="string" office:string-value="H">
            <text:p>H</text:p>
          </table:table-cell>
          <table:table-cell table:formula="of:=OFFSET([.$A$1];COLUMN()+ROW()*13-31;1)" office:value-type="string" office:string-value="J">
            <text:p>J</text:p>
          </table:table-cell>
          <table:table-cell table:formula="of:=OFFSET([.$A$1];COLUMN()+ROW()*13-31;1)" office:value-type="string" office:string-value="K">
            <text:p>K</text:p>
          </table:table-cell>
          <table:table-cell table:formula="of:=OFFSET([.$A$1];COLUMN()+ROW()*13-31;1)" office:value-type="string" office:string-value="L">
            <text:p>L</text:p>
          </table:table-cell>
          <table:table-cell table:formula="of:=OFFSET([.$A$1];COLUMN()+ROW()*13-31;1)" office:value-type="string" office:string-value=":">
            <text:p>:</text:p>
          </table:table-cell>
          <table:table-cell table:formula="of:=OFFSET([.$A$1];COLUMN()+ROW()*13-31;1)" office:value-type="string" office:string-value="&lt;-">
            <text:p>&lt;-</text:p>
          </table:table-cell>
          <table:table-cell table:formula="of:=OFFSET([.$A$1];COLUMN()+ROW()*13-31;1)" office:value-type="string" office:string-value="-&gt;">
            <text:p>-&gt;</text:p>
          </table:table-cell>
          <table:table-cell table:formula="of:=OFFSET([.$A$1];COLUMN()+ROW()*13-31;1)" office:value-type="string" office:string-value="@">
            <text:p>@</text:p>
          </table:table-cell>
          <table:table-cell/>
          <table:table-cell table:style-name="ce3" table:formula="of:=&quot;,{&quot;&quot;&quot;&amp;[.F6]&amp;&quot;&quot;&quot;,&quot;&quot;&quot;&amp;[.G6]&amp;&quot;&quot;&quot;,&quot;&quot;&quot;&amp;[.H6]&amp;&quot;&quot;&quot;,&quot;&quot;&quot;&amp;[.I6]&amp;&quot;&quot;&quot;,&quot;&quot;&quot;&amp;[.J6]&amp;&quot;&quot;&quot;,&quot;&quot;&quot;&amp;[.K6]&amp;&quot;&quot;&quot;,&quot;&quot;&quot;&amp;[.L6]&amp;&quot;&quot;&quot;,&quot;&quot;&quot;&amp;[.M6]&amp;&quot;&quot;&quot;,&quot;&quot;&quot;&amp;[.N6]&amp;&quot;&quot;&quot;,&quot;&quot;&quot;&amp;[.O6]&amp;&quot;&quot;&quot;,&quot;&quot;&quot;&amp;[.P6]&amp;&quot;&quot;&quot;,&quot;&quot;&quot;&amp;[.Q6]&amp;&quot;&quot;&quot;,&quot;&quot;&quot;&amp;[.R6]&amp;&quot;&quot;&quot;}&quot;" office:value-type="string" office:string-value=",{&quot;A&quot;,&quot;S&quot;,&quot;D&quot;,&quot;F&quot;,&quot;G&quot;,&quot;H&quot;,&quot;J&quot;,&quot;K&quot;,&quot;L&quot;,&quot;:&quot;,&quot;&lt;-&quot;,&quot;-&gt;&quot;,&quot;@&quot;}">
            <text:p>,{"A","S","D","F","G","H","J","K","L",":","&lt;-","-&gt;","@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Z">
            <text:p>Z</text:p>
          </table:table-cell>
          <table:table-cell table:formula="of:=OFFSET([.$A$1];COLUMN()+ROW()*13-31;1)" office:value-type="string" office:string-value="X">
            <text:p>X</text:p>
          </table:table-cell>
          <table:table-cell table:formula="of:=OFFSET([.$A$1];COLUMN()+ROW()*13-31;1)" office:value-type="string" office:string-value="C">
            <text:p>C</text:p>
          </table:table-cell>
          <table:table-cell table:formula="of:=OFFSET([.$A$1];COLUMN()+ROW()*13-31;1)" office:value-type="string" office:string-value="V">
            <text:p>V</text:p>
          </table:table-cell>
          <table:table-cell table:formula="of:=OFFSET([.$A$1];COLUMN()+ROW()*13-31;1)" office:value-type="string" office:string-value="B">
            <text:p>B</text:p>
          </table:table-cell>
          <table:table-cell table:formula="of:=OFFSET([.$A$1];COLUMN()+ROW()*13-31;1)" office:value-type="string" office:string-value="N">
            <text:p>N</text:p>
          </table:table-cell>
          <table:table-cell table:formula="of:=OFFSET([.$A$1];COLUMN()+ROW()*13-31;1)" office:value-type="string" office:string-value="M">
            <text:p>M</text:p>
          </table:table-cell>
          <table:table-cell table:formula="of:=OFFSET([.$A$1];COLUMN()+ROW()*13-31;1)" office:value-type="string" office:string-value="&lt;">
            <text:p>&lt;</text:p>
          </table:table-cell>
          <table:table-cell table:formula="of:=OFFSET([.$A$1];COLUMN()+ROW()*13-31;1)" office:value-type="string" office:string-value="&gt;">
            <text:p>&gt;</text:p>
          </table:table-cell>
          <table:table-cell table:formula="of:=OFFSET([.$A$1];COLUMN()+ROW()*13-31;1)" office:value-type="string" office:string-value="?">
            <text:p>?</text:p>
          </table:table-cell>
          <table:table-cell table:formula="of:=OFFSET([.$A$1];COLUMN()+ROW()*13-31;1)" office:value-type="string" office:string-value="@">
            <text:p>@</text:p>
          </table:table-cell>
          <table:table-cell table:formula="of:=OFFSET([.$A$1];COLUMN()+ROW()*13-31;1)" office:value-type="string" office:string-value="/v">
            <text:p>/v</text:p>
          </table:table-cell>
          <table:table-cell table:formula="of:=OFFSET([.$A$1];COLUMN()+ROW()*13-31;1)" office:value-type="string" office:string-value="alt">
            <text:p>alt</text:p>
          </table:table-cell>
          <table:table-cell/>
          <table:table-cell table:style-name="ce3" table:formula="of:=&quot;,{&quot;&quot;&quot;&amp;[.F7]&amp;&quot;&quot;&quot;,&quot;&quot;&quot;&amp;[.G7]&amp;&quot;&quot;&quot;,&quot;&quot;&quot;&amp;[.H7]&amp;&quot;&quot;&quot;,&quot;&quot;&quot;&amp;[.I7]&amp;&quot;&quot;&quot;,&quot;&quot;&quot;&amp;[.J7]&amp;&quot;&quot;&quot;,&quot;&quot;&quot;&amp;[.K7]&amp;&quot;&quot;&quot;,&quot;&quot;&quot;&amp;[.L7]&amp;&quot;&quot;&quot;,&quot;&quot;&quot;&amp;[.M7]&amp;&quot;&quot;&quot;,&quot;&quot;&quot;&amp;[.N7]&amp;&quot;&quot;&quot;,&quot;&quot;&quot;&amp;[.O7]&amp;&quot;&quot;&quot;,&quot;&quot;&quot;&amp;[.P7]&amp;&quot;&quot;&quot;,&quot;&quot;&quot;&amp;[.Q7]&amp;&quot;&quot;&quot;,&quot;&quot;&quot;&amp;[.R7]&amp;&quot;&quot;&quot;}&quot;" office:value-type="string" office:string-value=",{&quot;Z&quot;,&quot;X&quot;,&quot;C&quot;,&quot;V&quot;,&quot;B&quot;,&quot;N&quot;,&quot;M&quot;,&quot;&lt;&quot;,&quot;&gt;&quot;,&quot;?&quot;,&quot;@&quot;,&quot;/v&quot;,&quot;alt&quot;}">
            <text:p>,{"Z","X","C","V","B","N","M","&lt;","&gt;","?","@","/v","alt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float" office:value="1">
            <text:p>1</text:p>
          </table:table-cell>
          <table:table-cell table:formula="of:=OFFSET([.$A$1];COLUMN()+ROW()*13-31;1)" office:value-type="float" office:value="2">
            <text:p>2</text:p>
          </table:table-cell>
          <table:table-cell table:formula="of:=OFFSET([.$A$1];COLUMN()+ROW()*13-31;1)" office:value-type="float" office:value="3">
            <text:p>3</text:p>
          </table:table-cell>
          <table:table-cell table:formula="of:=OFFSET([.$A$1];COLUMN()+ROW()*13-31;1)" office:value-type="float" office:value="4">
            <text:p>4</text:p>
          </table:table-cell>
          <table:table-cell table:formula="of:=OFFSET([.$A$1];COLUMN()+ROW()*13-31;1)" office:value-type="float" office:value="5">
            <text:p>5</text:p>
          </table:table-cell>
          <table:table-cell table:formula="of:=OFFSET([.$A$1];COLUMN()+ROW()*13-31;1)" office:value-type="float" office:value="6">
            <text:p>6</text:p>
          </table:table-cell>
          <table:table-cell table:formula="of:=OFFSET([.$A$1];COLUMN()+ROW()*13-31;1)" office:value-type="float" office:value="7">
            <text:p>7</text:p>
          </table:table-cell>
          <table:table-cell table:formula="of:=OFFSET([.$A$1];COLUMN()+ROW()*13-31;1)" office:value-type="float" office:value="8">
            <text:p>8</text:p>
          </table:table-cell>
          <table:table-cell table:formula="of:=OFFSET([.$A$1];COLUMN()+ROW()*13-31;1)" office:value-type="float" office:value="9">
            <text:p>9</text:p>
          </table:table-cell>
          <table:table-cell table:formula="of:=OFFSET([.$A$1];COLUMN()+ROW()*13-31;1)" office:value-type="float" office:value="0">
            <text:p>0</text:p>
          </table:table-cell>
          <table:table-cell table:formula="of:=OFFSET([.$A$1];COLUMN()+ROW()*13-31;1)" office:value-type="string" office:string-value="-">
            <text:p>-</text:p>
          </table:table-cell>
          <table:table-cell table:formula="of:=OFFSET([.$A$1];COLUMN()+ROW()*13-31;1)" office:value-type="string" office:string-value="bak">
            <text:p>bak</text:p>
          </table:table-cell>
          <table:table-cell table:formula="of:=OFFSET([.$A$1];COLUMN()+ROW()*13-31;1)" office:value-type="string" office:string-value="alt">
            <text:p>alt</text:p>
          </table:table-cell>
          <table:table-cell/>
          <table:table-cell table:style-name="ce3" table:formula="of:=&quot;,{&quot;&quot;&quot;&amp;[.F8]&amp;&quot;&quot;&quot;,&quot;&quot;&quot;&amp;[.G8]&amp;&quot;&quot;&quot;,&quot;&quot;&quot;&amp;[.H8]&amp;&quot;&quot;&quot;,&quot;&quot;&quot;&amp;[.I8]&amp;&quot;&quot;&quot;,&quot;&quot;&quot;&amp;[.J8]&amp;&quot;&quot;&quot;,&quot;&quot;&quot;&amp;[.K8]&amp;&quot;&quot;&quot;,&quot;&quot;&quot;&amp;[.L8]&amp;&quot;&quot;&quot;,&quot;&quot;&quot;&amp;[.M8]&amp;&quot;&quot;&quot;,&quot;&quot;&quot;&amp;[.N8]&amp;&quot;&quot;&quot;,&quot;&quot;&quot;&amp;[.O8]&amp;&quot;&quot;&quot;,&quot;&quot;&quot;&amp;[.P8]&amp;&quot;&quot;&quot;,&quot;&quot;&quot;&amp;[.Q8]&amp;&quot;&quot;&quot;,&quot;&quot;&quot;&amp;[.R8]&amp;&quot;&quot;&quot;}&quot;" office:value-type="string" office:string-value=",{&quot;1&quot;,&quot;2&quot;,&quot;3&quot;,&quot;4&quot;,&quot;5&quot;,&quot;6&quot;,&quot;7&quot;,&quot;8&quot;,&quot;9&quot;,&quot;0&quot;,&quot;-&quot;,&quot;bak&quot;,&quot;alt&quot;}">
            <text:p>,{"1","2","3","4","5","6","7","8","9","0","-","bak","alt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q">
            <text:p>q</text:p>
          </table:table-cell>
          <table:table-cell table:formula="of:=OFFSET([.$A$1];COLUMN()+ROW()*13-31;1)" office:value-type="string" office:string-value="w">
            <text:p>w</text:p>
          </table:table-cell>
          <table:table-cell table:formula="of:=OFFSET([.$A$1];COLUMN()+ROW()*13-31;1)" office:value-type="string" office:string-value="e">
            <text:p>e</text:p>
          </table:table-cell>
          <table:table-cell table:formula="of:=OFFSET([.$A$1];COLUMN()+ROW()*13-31;1)" office:value-type="string" office:string-value="r">
            <text:p>r</text:p>
          </table:table-cell>
          <table:table-cell table:formula="of:=OFFSET([.$A$1];COLUMN()+ROW()*13-31;1)" office:value-type="string" office:string-value="t">
            <text:p>t</text:p>
          </table:table-cell>
          <table:table-cell table:formula="of:=OFFSET([.$A$1];COLUMN()+ROW()*13-31;1)" office:value-type="string" office:string-value="y">
            <text:p>y</text:p>
          </table:table-cell>
          <table:table-cell table:formula="of:=OFFSET([.$A$1];COLUMN()+ROW()*13-31;1)" office:value-type="string" office:string-value="u">
            <text:p>u</text:p>
          </table:table-cell>
          <table:table-cell table:formula="of:=OFFSET([.$A$1];COLUMN()+ROW()*13-31;1)" office:value-type="string" office:string-value="i">
            <text:p>i</text:p>
          </table:table-cell>
          <table:table-cell table:formula="of:=OFFSET([.$A$1];COLUMN()+ROW()*13-31;1)" office:value-type="string" office:string-value="o">
            <text:p>o</text:p>
          </table:table-cell>
          <table:table-cell table:formula="of:=OFFSET([.$A$1];COLUMN()+ROW()*13-31;1)" office:value-type="string" office:string-value="p">
            <text:p>p</text:p>
          </table:table-cell>
          <table:table-cell table:formula="of:=OFFSET([.$A$1];COLUMN()+ROW()*13-31;1)" office:value-type="string" office:string-value="|">
            <text:p>|</text:p>
          </table:table-cell>
          <table:table-cell table:formula="of:=OFFSET([.$A$1];COLUMN()+ROW()*13-31;1)" office:value-type="string" office:string-value="del">
            <text:p>del</text:p>
          </table:table-cell>
          <table:table-cell table:formula="of:=OFFSET([.$A$1];COLUMN()+ROW()*13-31;1)" office:value-type="string" office:string-value="cap">
            <text:p>cap</text:p>
          </table:table-cell>
          <table:table-cell/>
          <table:table-cell table:style-name="ce3" table:formula="of:=&quot;,{&quot;&quot;&quot;&amp;[.F9]&amp;&quot;&quot;&quot;,&quot;&quot;&quot;&amp;[.G9]&amp;&quot;&quot;&quot;,&quot;&quot;&quot;&amp;[.H9]&amp;&quot;&quot;&quot;,&quot;&quot;&quot;&amp;[.I9]&amp;&quot;&quot;&quot;,&quot;&quot;&quot;&amp;[.J9]&amp;&quot;&quot;&quot;,&quot;&quot;&quot;&amp;[.K9]&amp;&quot;&quot;&quot;,&quot;&quot;&quot;&amp;[.L9]&amp;&quot;&quot;&quot;,&quot;&quot;&quot;&amp;[.M9]&amp;&quot;&quot;&quot;,&quot;&quot;&quot;&amp;[.N9]&amp;&quot;&quot;&quot;,&quot;&quot;&quot;&amp;[.O9]&amp;&quot;&quot;&quot;,&quot;&quot;&quot;&amp;[.P9]&amp;&quot;&quot;&quot;,&quot;&quot;&quot;&amp;[.Q9]&amp;&quot;&quot;&quot;,&quot;&quot;&quot;&amp;[.R9]&amp;&quot;&quot;&quot;}&quot;" office:value-type="string" office:string-value=",{&quot;q&quot;,&quot;w&quot;,&quot;e&quot;,&quot;r&quot;,&quot;t&quot;,&quot;y&quot;,&quot;u&quot;,&quot;i&quot;,&quot;o&quot;,&quot;p&quot;,&quot;|&quot;,&quot;del&quot;,&quot;cap&quot;}">
            <text:p>,{"q","w","e","r","t","y","u","i","o","p","|","del","cap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a">
            <text:p>a</text:p>
          </table:table-cell>
          <table:table-cell table:formula="of:=OFFSET([.$A$1];COLUMN()+ROW()*13-31;1)" office:value-type="string" office:string-value="s">
            <text:p>s</text:p>
          </table:table-cell>
          <table:table-cell table:formula="of:=OFFSET([.$A$1];COLUMN()+ROW()*13-31;1)" office:value-type="string" office:string-value="d">
            <text:p>d</text:p>
          </table:table-cell>
          <table:table-cell table:formula="of:=OFFSET([.$A$1];COLUMN()+ROW()*13-31;1)" office:value-type="string" office:string-value="f">
            <text:p>f</text:p>
          </table:table-cell>
          <table:table-cell table:formula="of:=OFFSET([.$A$1];COLUMN()+ROW()*13-31;1)" office:value-type="string" office:string-value="g">
            <text:p>g</text:p>
          </table:table-cell>
          <table:table-cell table:formula="of:=OFFSET([.$A$1];COLUMN()+ROW()*13-31;1)" office:value-type="string" office:string-value="h">
            <text:p>h</text:p>
          </table:table-cell>
          <table:table-cell table:formula="of:=OFFSET([.$A$1];COLUMN()+ROW()*13-31;1)" office:value-type="string" office:string-value="j">
            <text:p>j</text:p>
          </table:table-cell>
          <table:table-cell table:formula="of:=OFFSET([.$A$1];COLUMN()+ROW()*13-31;1)" office:value-type="string" office:string-value="k">
            <text:p>k</text:p>
          </table:table-cell>
          <table:table-cell table:formula="of:=OFFSET([.$A$1];COLUMN()+ROW()*13-31;1)" office:value-type="string" office:string-value="l">
            <text:p>l</text:p>
          </table:table-cell>
          <table:table-cell table:formula="of:=OFFSET([.$A$1];COLUMN()+ROW()*13-31;1)" office:value-type="string" office:string-value=";">
            <text:p>;</text:p>
          </table:table-cell>
          <table:table-cell table:formula="of:=OFFSET([.$A$1];COLUMN()+ROW()*13-31;1)" office:value-type="string" office:string-value="'">
            <text:p>'</text:p>
          </table:table-cell>
          <table:table-cell table:formula="of:=OFFSET([.$A$1];COLUMN()+ROW()*13-31;1)" office:value-type="string" office:string-value="bak">
            <text:p>bak</text:p>
          </table:table-cell>
          <table:table-cell table:formula="of:=OFFSET([.$A$1];COLUMN()+ROW()*13-31;1)" office:value-type="string" office:string-value="@">
            <text:p>@</text:p>
          </table:table-cell>
          <table:table-cell/>
          <table:table-cell table:style-name="ce3" table:formula="of:=&quot;,{&quot;&quot;&quot;&amp;[.F10]&amp;&quot;&quot;&quot;,&quot;&quot;&quot;&amp;[.G10]&amp;&quot;&quot;&quot;,&quot;&quot;&quot;&amp;[.H10]&amp;&quot;&quot;&quot;,&quot;&quot;&quot;&amp;[.I10]&amp;&quot;&quot;&quot;,&quot;&quot;&quot;&amp;[.J10]&amp;&quot;&quot;&quot;,&quot;&quot;&quot;&amp;[.K10]&amp;&quot;&quot;&quot;,&quot;&quot;&quot;&amp;[.L10]&amp;&quot;&quot;&quot;,&quot;&quot;&quot;&amp;[.M10]&amp;&quot;&quot;&quot;,&quot;&quot;&quot;&amp;[.N10]&amp;&quot;&quot;&quot;,&quot;&quot;&quot;&amp;[.O10]&amp;&quot;&quot;&quot;,&quot;&quot;&quot;&amp;[.P10]&amp;&quot;&quot;&quot;,&quot;&quot;&quot;&amp;[.Q10]&amp;&quot;&quot;&quot;,&quot;&quot;&quot;&amp;[.R10]&amp;&quot;&quot;&quot;}&quot;" office:value-type="string" office:string-value=",{&quot;a&quot;,&quot;s&quot;,&quot;d&quot;,&quot;f&quot;,&quot;g&quot;,&quot;h&quot;,&quot;j&quot;,&quot;k&quot;,&quot;l&quot;,&quot;;&quot;,&quot;'&quot;,&quot;bak&quot;,&quot;@&quot;}">
            <text:p>,{"a","s","d","f","g","h","j","k","l",";","'","bak","@"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;1)" office:value-type="string" office:string-value="z">
            <text:p>z</text:p>
          </table:table-cell>
          <table:table-cell table:formula="of:=OFFSET([.$A$1];COLUMN()+ROW()*13-31;1)" office:value-type="string" office:string-value="x">
            <text:p>x</text:p>
          </table:table-cell>
          <table:table-cell table:formula="of:=OFFSET([.$A$1];COLUMN()+ROW()*13-31;1)" office:value-type="string" office:string-value="c">
            <text:p>c</text:p>
          </table:table-cell>
          <table:table-cell table:formula="of:=OFFSET([.$A$1];COLUMN()+ROW()*13-31;1)" office:value-type="string" office:string-value="v">
            <text:p>v</text:p>
          </table:table-cell>
          <table:table-cell table:formula="of:=OFFSET([.$A$1];COLUMN()+ROW()*13-31;1)" office:value-type="string" office:string-value="b">
            <text:p>b</text:p>
          </table:table-cell>
          <table:table-cell table:formula="of:=OFFSET([.$A$1];COLUMN()+ROW()*13-31;1)" office:value-type="string" office:string-value="n">
            <text:p>n</text:p>
          </table:table-cell>
          <table:table-cell table:formula="of:=OFFSET([.$A$1];COLUMN()+ROW()*13-31;1)" office:value-type="string" office:string-value="m">
            <text:p>m</text:p>
          </table:table-cell>
          <table:table-cell table:formula="of:=OFFSET([.$A$1];COLUMN()+ROW()*13-31;1)" office:value-type="string" office:string-value=",">
            <text:p>,</text:p>
          </table:table-cell>
          <table:table-cell table:formula="of:=OFFSET([.$A$1];COLUMN()+ROW()*13-31;1)" office:value-type="string" office:string-value=".">
            <text:p>.</text:p>
          </table:table-cell>
          <table:table-cell table:formula="of:=OFFSET([.$A$1];COLUMN()+ROW()*13-31;1)" office:value-type="string" office:string-value="/">
            <text:p>/</text:p>
          </table:table-cell>
          <table:table-cell table:formula="of:=OFFSET([.$A$1];COLUMN()+ROW()*13-31;1)" office:value-type="string" office:string-value="\\">
            <text:p>\\</text:p>
          </table:table-cell>
          <table:table-cell table:formula="of:=OFFSET([.$A$1];COLUMN()+ROW()*13-31;1)" office:value-type="string" office:string-value="bak">
            <text:p>bak</text:p>
          </table:table-cell>
          <table:table-cell table:formula="of:=OFFSET([.$A$1];COLUMN()+ROW()*13-31;1)" office:value-type="string" office:string-value="ctl">
            <text:p>ctl</text:p>
          </table:table-cell>
          <table:table-cell/>
          <table:table-cell table:style-name="ce3" table:formula="of:=&quot;,{&quot;&quot;&quot;&amp;[.F11]&amp;&quot;&quot;&quot;,&quot;&quot;&quot;&amp;[.G11]&amp;&quot;&quot;&quot;,&quot;&quot;&quot;&amp;[.H11]&amp;&quot;&quot;&quot;,&quot;&quot;&quot;&amp;[.I11]&amp;&quot;&quot;&quot;,&quot;&quot;&quot;&amp;[.J11]&amp;&quot;&quot;&quot;,&quot;&quot;&quot;&amp;[.K11]&amp;&quot;&quot;&quot;,&quot;&quot;&quot;&amp;[.L11]&amp;&quot;&quot;&quot;,&quot;&quot;&quot;&amp;[.M11]&amp;&quot;&quot;&quot;,&quot;&quot;&quot;&amp;[.N11]&amp;&quot;&quot;&quot;,&quot;&quot;&quot;&amp;[.O11]&amp;&quot;&quot;&quot;,&quot;&quot;&quot;&amp;[.P11]&amp;&quot;&quot;&quot;,&quot;&quot;&quot;&amp;[.Q11]&amp;&quot;&quot;&quot;,&quot;&quot;&quot;&amp;[.R11]&amp;&quot;&quot;&quot;}};&quot;" office:value-type="string" office:string-value=",{&quot;z&quot;,&quot;x&quot;,&quot;c&quot;,&quot;v&quot;,&quot;b&quot;,&quot;n&quot;,&quot;m&quot;,&quot;,&quot;,&quot;.&quot;,&quot;/&quot;,&quot;\\&quot;,&quot;bak&quot;,&quot;ctl&quot;}};">
            <text:p>,{"z","x","c","v","b","n","m",",",".","/","\\","bak","ctl"}}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 table:number-columns-repeated="15"/>
          <table:table-cell table:style-name="ce3" table:formula="of:=&quot;private int[][]             p_anKeyShift               = new int[][]{&quot;" office:value-type="string" office:string-value="private int[][]             p_anKeyShift               = new int[][]{">
            <text:p>private int[][] <text:s text:c="12"/>p_anKeyShift <text:s text:c="14"/>= new int[][]{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2">
            <text:p>2</text:p>
          </table:table-cell>
          <table:table-cell/>
          <table:table-cell table:style-name="ce3" table:formula="of:=&quot; {&quot;&amp;[.F13]&amp;&quot;,&quot;&amp;[.G13]&amp;&quot;,&quot;&amp;[.H13]&amp;&quot;,&quot;&amp;[.I13]&amp;&quot;,&quot;&amp;[.J13]&amp;&quot;,&quot;&amp;[.K13]&amp;&quot;,&quot;&amp;[.L13]&amp;&quot;,&quot;&amp;[.M13]&amp;&quot;,&quot;&amp;[.N13]&amp;&quot;,&quot;&amp;[.O13]&amp;&quot;,&quot;&amp;[.P13]&amp;&quot;,&quot;&amp;[.Q13]&amp;&quot;,&quot;&amp;[.R13]&amp;&quot;}&quot;" office:value-type="string" office:string-value=" {0,0,0,0,0,0,0,0,0,0,0,0,2}">
            <text:p><text:s/>{0,0,0,0,0,0,0,0,0,0,0,0,2}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alt</text:p>
          </table:table-cell>
          <table:table-cell office:value-type="float" office:value="2">
            <text:p>2</text:p>
          </table:table-cell>
          <table:table-cell office:value-type="string">
            <text:p>ALT_RIGHT</text:p>
          </table:table-cell>
          <table:table-cell office:value-type="string">
            <text:p>Right Alt modifier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/>
          <table:table-cell table:style-name="ce3" table:formula="of:=&quot;,{&quot;&amp;[.F14]&amp;&quot;,&quot;&amp;[.G14]&amp;&quot;,&quot;&amp;[.H14]&amp;&quot;,&quot;&amp;[.I14]&amp;&quot;,&quot;&amp;[.J14]&amp;&quot;,&quot;&amp;[.K14]&amp;&quot;,&quot;&amp;[.L14]&amp;&quot;,&quot;&amp;[.M14]&amp;&quot;,&quot;&amp;[.N14]&amp;&quot;,&quot;&amp;[.O14]&amp;&quot;,&quot;&amp;[.P14]&amp;&quot;,&quot;&amp;[.Q14]&amp;&quot;,&quot;&amp;[.R14]&amp;&quot;}&quot;" office:value-type="string" office:string-value=",{0,1,0,1,0,0,1,1,0,0,0,0,0}">
            <text:p>,{0,1,0,1,0,0,1,1,0,0,0,0,0}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`</text:p>
          </table:table-cell>
          <table:table-cell office:value-type="float" office:value="0">
            <text:p>0</text:p>
          </table:table-cell>
          <table:table-cell office:value-type="string">
            <text:p>GRAVE</text:p>
          </table:table-cell>
          <table:table-cell office:value-type="string">
            <text:p>Back tick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/>
          <table:table-cell table:style-name="ce3" table:formula="of:=&quot;,{&quot;&amp;[.F15]&amp;&quot;,&quot;&amp;[.G15]&amp;&quot;,&quot;&amp;[.H15]&amp;&quot;,&quot;&amp;[.I15]&amp;&quot;,&quot;&amp;[.J15]&amp;&quot;,&quot;&amp;[.K15]&amp;&quot;,&quot;&amp;[.L15]&amp;&quot;,&quot;&amp;[.M15]&amp;&quot;,&quot;&amp;[.N15]&amp;&quot;,&quot;&amp;[.O15]&amp;&quot;,&quot;&amp;[.P15]&amp;&quot;,&quot;&amp;[.Q15]&amp;&quot;,&quot;&amp;[.R15]&amp;&quot;}&quot;" office:value-type="string" office:string-value=",{1,0,0,1,1,1,1,0,1,1,1,0,0}">
            <text:p>,{1,0,0,1,1,1,1,0,1,1,1,0,0}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float" office:value="1">
            <text:p>1</text:p>
          </table:table-cell>
          <table:table-cell office:value-type="string">
            <text:p>GRAVE</text:p>
          </table:table-cell>
          <table:table-cell/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/>
          <table:table-cell table:style-name="ce3" table:formula="of:=&quot;,{&quot;&amp;[.F16]&amp;&quot;,&quot;&amp;[.G16]&amp;&quot;,&quot;&amp;[.H16]&amp;&quot;,&quot;&amp;[.I16]&amp;&quot;,&quot;&amp;[.J16]&amp;&quot;,&quot;&amp;[.K16]&amp;&quot;,&quot;&amp;[.L16]&amp;&quot;,&quot;&amp;[.M16]&amp;&quot;,&quot;&amp;[.N16]&amp;&quot;,&quot;&amp;[.O16]&amp;&quot;,&quot;&amp;[.P16]&amp;&quot;,&quot;&amp;[.Q16]&amp;&quot;,&quot;&amp;[.R16]&amp;&quot;}&quot;" office:value-type="string" office:string-value=",{1,1,1,1,1,1,1,1,1,1,0,1,0}">
            <text:p>,{1,1,1,1,1,1,1,1,1,1,0,1,0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/>
          <table:table-cell table:style-name="ce3" table:formula="of:=&quot;,{&quot;&amp;[.F17]&amp;&quot;,&quot;&amp;[.G17]&amp;&quot;,&quot;&amp;[.H17]&amp;&quot;,&quot;&amp;[.I17]&amp;&quot;,&quot;&amp;[.J17]&amp;&quot;,&quot;&amp;[.K17]&amp;&quot;,&quot;&amp;[.L17]&amp;&quot;,&quot;&amp;[.M17]&amp;&quot;,&quot;&amp;[.N17]&amp;&quot;,&quot;&amp;[.O17]&amp;&quot;,&quot;&amp;[.P17]&amp;&quot;,&quot;&amp;[.Q17]&amp;&quot;,&quot;&amp;[.R17]&amp;&quot;}&quot;" office:value-type="string" office:string-value=",{1,1,1,1,1,1,1,1,1,1,0,0,0}">
            <text:p>,{1,1,1,1,1,1,1,1,1,1,0,0,0}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\'</text:p>
          </table:table-cell>
          <table:table-cell office:value-type="float" office:value="1">
            <text:p>1</text:p>
          </table:table-cell>
          <table:table-cell office:value-type="string">
            <text:p>APOSTROPHE</text:p>
          </table:table-cell>
          <table:table-cell/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/>
          <table:table-cell table:style-name="ce3" table:formula="of:=&quot;,{&quot;&amp;[.F18]&amp;&quot;,&quot;&amp;[.G18]&amp;&quot;,&quot;&amp;[.H18]&amp;&quot;,&quot;&amp;[.I18]&amp;&quot;,&quot;&amp;[.J18]&amp;&quot;,&quot;&amp;[.K18]&amp;&quot;,&quot;&amp;[.L18]&amp;&quot;,&quot;&amp;[.M18]&amp;&quot;,&quot;&amp;[.N18]&amp;&quot;,&quot;&amp;[.O18]&amp;&quot;,&quot;&amp;[.P18]&amp;&quot;,&quot;&amp;[.Q18]&amp;&quot;,&quot;&amp;[.R18]&amp;&quot;}&quot;" office:value-type="string" office:string-value=",{1,1,1,1,1,1,1,1,1,1,0,0,0}">
            <text:p>,{1,1,1,1,1,1,1,1,1,1,0,0,0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/>
          <table:table-cell table:style-name="ce3" table:formula="of:=&quot;,{&quot;&amp;[.F19]&amp;&quot;,&quot;&amp;[.G19]&amp;&quot;,&quot;&amp;[.H19]&amp;&quot;,&quot;&amp;[.I19]&amp;&quot;,&quot;&amp;[.J19]&amp;&quot;,&quot;&amp;[.K19]&amp;&quot;,&quot;&amp;[.L19]&amp;&quot;,&quot;&amp;[.M19]&amp;&quot;,&quot;&amp;[.N19]&amp;&quot;,&quot;&amp;[.O19]&amp;&quot;,&quot;&amp;[.P19]&amp;&quot;,&quot;&amp;[.Q19]&amp;&quot;,&quot;&amp;[.R19]&amp;&quot;}&quot;" office:value-type="string" office:string-value=",{0,0,0,0,0,0,0,0,0,0,0,0,0}">
            <text:p>,{0,0,0,0,0,0,0,0,0,0,0,0,0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1">
            <text:p>1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2">
            <text:p>2</text:p>
          </table:table-cell>
          <table:table-cell/>
          <table:table-cell table:style-name="ce3" table:formula="of:=&quot;,{&quot;&amp;[.F20]&amp;&quot;,&quot;&amp;[.G20]&amp;&quot;,&quot;&amp;[.H20]&amp;&quot;,&quot;&amp;[.I20]&amp;&quot;,&quot;&amp;[.J20]&amp;&quot;,&quot;&amp;[.K20]&amp;&quot;,&quot;&amp;[.L20]&amp;&quot;,&quot;&amp;[.M20]&amp;&quot;,&quot;&amp;[.N20]&amp;&quot;,&quot;&amp;[.O20]&amp;&quot;,&quot;&amp;[.P20]&amp;&quot;,&quot;&amp;[.Q20]&amp;&quot;,&quot;&amp;[.R20]&amp;&quot;}&quot;" office:value-type="string" office:string-value=",{0,0,0,0,0,0,0,0,0,0,1,0,2}">
            <text:p>,{0,0,0,0,0,0,0,0,0,0,1,0,2}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LEFT_BRACKET</text:p>
          </table:table-cell>
          <table:table-cell/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2">
            <text:p>2</text:p>
          </table:table-cell>
          <table:table-cell/>
          <table:table-cell table:style-name="ce3" table:formula="of:=&quot;,{&quot;&amp;[.F21]&amp;&quot;,&quot;&amp;[.G21]&amp;&quot;,&quot;&amp;[.H21]&amp;&quot;,&quot;&amp;[.I21]&amp;&quot;,&quot;&amp;[.J21]&amp;&quot;,&quot;&amp;[.K21]&amp;&quot;,&quot;&amp;[.L21]&amp;&quot;,&quot;&amp;[.M21]&amp;&quot;,&quot;&amp;[.N21]&amp;&quot;,&quot;&amp;[.O21]&amp;&quot;,&quot;&amp;[.P21]&amp;&quot;,&quot;&amp;[.Q21]&amp;&quot;,&quot;&amp;[.R21]&amp;&quot;}&quot;" office:value-type="string" office:string-value=",{0,0,0,0,0,0,0,0,0,0,0,0,2}">
            <text:p>,{0,0,0,0,0,0,0,0,0,0,0,0,2}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}</text:p>
          </table:table-cell>
          <table:table-cell office:value-type="float" office:value="1">
            <text:p>1</text:p>
          </table:table-cell>
          <table:table-cell office:value-type="string">
            <text:p>RIGHT_BRACKET</text:p>
          </table:table-cell>
          <table:table-cell/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0">
            <text:p>0</text:p>
          </table:table-cell>
          <table:table-cell table:formula="of:=OFFSET([.$B$1];COLUMN()+ROW()*13-174;1)" office:value-type="float" office:value="4">
            <text:p>4</text:p>
          </table:table-cell>
          <table:table-cell table:formula="of:=OFFSET([.$B$1];COLUMN()+ROW()*13-174;1)" office:value-type="float" office:value="4">
            <text:p>4</text:p>
          </table:table-cell>
          <table:table-cell/>
          <table:table-cell table:style-name="ce3" table:formula="of:=&quot;,{&quot;&amp;[.F22]&amp;&quot;,&quot;&amp;[.G22]&amp;&quot;,&quot;&amp;[.H22]&amp;&quot;,&quot;&amp;[.I22]&amp;&quot;,&quot;&amp;[.J22]&amp;&quot;,&quot;&amp;[.K22]&amp;&quot;,&quot;&amp;[.L22]&amp;&quot;,&quot;&amp;[.M22]&amp;&quot;,&quot;&amp;[.N22]&amp;&quot;,&quot;&amp;[.O22]&amp;&quot;,&quot;&amp;[.P22]&amp;&quot;,&quot;&amp;[.Q22]&amp;&quot;,&quot;&amp;[.R22]&amp;&quot;}};&quot;" office:value-type="string" office:string-value=",{0,0,0,0,0,0,0,0,0,0,0,4,4}};">
            <text:p>,{0,0,0,0,0,0,0,0,0,0,0,4,4}}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[</text:p>
          </table:table-cell>
          <table:table-cell office:value-type="float" office:value="0">
            <text:p>0</text:p>
          </table:table-cell>
          <table:table-cell office:value-type="string">
            <text:p>LEFT_BRACKET</text:p>
          </table:table-cell>
          <table:table-cell table:number-columns-repeated="15"/>
          <table:table-cell table:style-name="ce3" table:formula="of:=&quot;private int[][]             p_anKeyCode                = new int[][]{&quot;" office:value-type="string" office:string-value="private int[][]             p_anKeyCode                = new int[][]{">
            <text:p>private int[][] <text:s text:c="12"/>p_anKeyCode <text:s text:c="15"/>= new int[][]{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]</text:p>
          </table:table-cell>
          <table:table-cell office:value-type="float" office:value="0">
            <text:p>0</text:p>
          </table:table-cell>
          <table:table-cell office:value-type="string">
            <text:p>RIGHT_BRACKET</text:p>
          </table:table-cell>
          <table:table-cell/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58">
            <text:p>58</text:p>
          </table:table-cell>
          <table:table-cell/>
          <table:table-cell table:style-name="ce3" table:formula="of:=&quot; {&quot;&amp;[.F24]&amp;&quot;,&quot;&amp;[.G24]&amp;&quot;,&quot;&amp;[.H24]&amp;&quot;,&quot;&amp;[.I24]&amp;&quot;,&quot;&amp;[.J24]&amp;&quot;,&quot;&amp;[.K24]&amp;&quot;,&quot;&amp;[.L24]&amp;&quot;,&quot;&amp;[.M24]&amp;&quot;,&quot;&amp;[.N24]&amp;&quot;,&quot;&amp;[.O24]&amp;&quot;,&quot;&amp;[.P24]&amp;&quot;,&quot;&amp;[.Q24]&amp;&quot;,&quot;&amp;[.R24]&amp;&quot;}&quot;" office:value-type="string" office:string-value=" {77,77,77,77,77,77,77,77,77,77,77,77,58}">
            <text:p><text:s/>{77,77,77,77,77,77,77,77,77,77,77,77,58}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string">
            <text:p>PLUS</text:p>
          </table:table-cell>
          <table:table-cell/>
          <table:table-cell table:formula="of:=OFFSET([.$A$1];COLUMN()+ROW()*13-317;0)" office:value-type="float" office:value="68">
            <text:p>68</text:p>
          </table:table-cell>
          <table:table-cell table:formula="of:=OFFSET([.$A$1];COLUMN()+ROW()*13-317;0)" office:value-type="float" office:value="68">
            <text:p>68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5">
            <text:p>75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1">
            <text:p>71</text:p>
          </table:table-cell>
          <table:table-cell table:formula="of:=OFFSET([.$A$1];COLUMN()+ROW()*13-317;0)" office:value-type="float" office:value="72">
            <text:p>72</text:p>
          </table:table-cell>
          <table:table-cell table:formula="of:=OFFSET([.$A$1];COLUMN()+ROW()*13-317;0)" office:value-type="float" office:value="71">
            <text:p>71</text:p>
          </table:table-cell>
          <table:table-cell table:formula="of:=OFFSET([.$A$1];COLUMN()+ROW()*13-317;0)" office:value-type="float" office:value="72">
            <text:p>72</text:p>
          </table:table-cell>
          <table:table-cell table:formula="of:=OFFSET([.$A$1];COLUMN()+ROW()*13-317;0)" office:value-type="float" office:value="81">
            <text:p>81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77">
            <text:p>77</text:p>
          </table:table-cell>
          <table:table-cell/>
          <table:table-cell table:style-name="ce3" table:formula="of:=&quot;,{&quot;&amp;[.F25]&amp;&quot;,&quot;&amp;[.G25]&amp;&quot;,&quot;&amp;[.H25]&amp;&quot;,&quot;&amp;[.I25]&amp;&quot;,&quot;&amp;[.J25]&amp;&quot;,&quot;&amp;[.K25]&amp;&quot;,&quot;&amp;[.L25]&amp;&quot;,&quot;&amp;[.M25]&amp;&quot;,&quot;&amp;[.N25]&amp;&quot;,&quot;&amp;[.O25]&amp;&quot;,&quot;&amp;[.P25]&amp;&quot;,&quot;&amp;[.Q25]&amp;&quot;,&quot;&amp;[.R25]&amp;&quot;}&quot;" office:value-type="string" office:string-value=",{68,68,77,75,77,77,71,72,71,72,81,77,77}">
            <text:p>,{68,68,77,75,77,77,71,72,71,72,81,77,77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OFFSET([.$A$1];COLUMN()+ROW()*13-317;0)" office:value-type="float" office:value="8">
            <text:p>8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18">
            <text:p>18</text:p>
          </table:table-cell>
          <table:table-cell table:formula="of:=OFFSET([.$A$1];COLUMN()+ROW()*13-317;0)" office:value-type="float" office:value="11">
            <text:p>11</text:p>
          </table:table-cell>
          <table:table-cell table:formula="of:=OFFSET([.$A$1];COLUMN()+ROW()*13-317;0)" office:value-type="float" office:value="12">
            <text:p>12</text:p>
          </table:table-cell>
          <table:table-cell table:formula="of:=OFFSET([.$A$1];COLUMN()+ROW()*13-317;0)" office:value-type="float" office:value="13">
            <text:p>13</text:p>
          </table:table-cell>
          <table:table-cell table:formula="of:=OFFSET([.$A$1];COLUMN()+ROW()*13-317;0)" office:value-type="float" office:value="14">
            <text:p>14</text:p>
          </table:table-cell>
          <table:table-cell table:formula="of:=OFFSET([.$A$1];COLUMN()+ROW()*13-317;0)" office:value-type="float" office:value="17">
            <text:p>17</text:p>
          </table:table-cell>
          <table:table-cell table:formula="of:=OFFSET([.$A$1];COLUMN()+ROW()*13-317;0)" office:value-type="float" office:value="16">
            <text:p>16</text:p>
          </table:table-cell>
          <table:table-cell table:formula="of:=OFFSET([.$A$1];COLUMN()+ROW()*13-317;0)" office:value-type="float" office:value="7">
            <text:p>7</text:p>
          </table:table-cell>
          <table:table-cell table:formula="of:=OFFSET([.$A$1];COLUMN()+ROW()*13-317;0)" office:value-type="float" office:value="69">
            <text:p>69</text:p>
          </table:table-cell>
          <table:table-cell table:formula="of:=OFFSET([.$A$1];COLUMN()+ROW()*13-317;0)" office:value-type="float" office:value="67">
            <text:p>67</text:p>
          </table:table-cell>
          <table:table-cell table:formula="of:=OFFSET([.$A$1];COLUMN()+ROW()*13-317;0)" office:value-type="float" office:value="77">
            <text:p>77</text:p>
          </table:table-cell>
          <table:table-cell/>
          <table:table-cell table:style-name="ce3" table:formula="of:=&quot;,{&quot;&amp;[.F26]&amp;&quot;,&quot;&amp;[.G26]&amp;&quot;,&quot;&amp;[.H26]&amp;&quot;,&quot;&amp;[.I26]&amp;&quot;,&quot;&amp;[.J26]&amp;&quot;,&quot;&amp;[.K26]&amp;&quot;,&quot;&amp;[.L26]&amp;&quot;,&quot;&amp;[.M26]&amp;&quot;,&quot;&amp;[.N26]&amp;&quot;,&quot;&amp;[.O26]&amp;&quot;,&quot;&amp;[.P26]&amp;&quot;,&quot;&amp;[.Q26]&amp;&quot;,&quot;&amp;[.R26]&amp;&quot;}&quot;" office:value-type="string" office:string-value=",{8,77,18,11,12,13,14,17,16,7,69,67,77}">
            <text:p>,{8,77,18,11,12,13,14,17,16,7,69,67,77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OFFSET([.$A$1];COLUMN()+ROW()*13-317;0)" office:value-type="float" office:value="45">
            <text:p>45</text:p>
          </table:table-cell>
          <table:table-cell table:formula="of:=OFFSET([.$A$1];COLUMN()+ROW()*13-317;0)" office:value-type="float" office:value="51">
            <text:p>51</text:p>
          </table:table-cell>
          <table:table-cell table:formula="of:=OFFSET([.$A$1];COLUMN()+ROW()*13-317;0)" office:value-type="float" office:value="33">
            <text:p>33</text:p>
          </table:table-cell>
          <table:table-cell table:formula="of:=OFFSET([.$A$1];COLUMN()+ROW()*13-317;0)" office:value-type="float" office:value="46">
            <text:p>46</text:p>
          </table:table-cell>
          <table:table-cell table:formula="of:=OFFSET([.$A$1];COLUMN()+ROW()*13-317;0)" office:value-type="float" office:value="48">
            <text:p>48</text:p>
          </table:table-cell>
          <table:table-cell table:formula="of:=OFFSET([.$A$1];COLUMN()+ROW()*13-317;0)" office:value-type="float" office:value="53">
            <text:p>53</text:p>
          </table:table-cell>
          <table:table-cell table:formula="of:=OFFSET([.$A$1];COLUMN()+ROW()*13-317;0)" office:value-type="float" office:value="49">
            <text:p>49</text:p>
          </table:table-cell>
          <table:table-cell table:formula="of:=OFFSET([.$A$1];COLUMN()+ROW()*13-317;0)" office:value-type="float" office:value="37">
            <text:p>37</text:p>
          </table:table-cell>
          <table:table-cell table:formula="of:=OFFSET([.$A$1];COLUMN()+ROW()*13-317;0)" office:value-type="float" office:value="43">
            <text:p>43</text:p>
          </table:table-cell>
          <table:table-cell table:formula="of:=OFFSET([.$A$1];COLUMN()+ROW()*13-317;0)" office:value-type="float" office:value="44">
            <text:p>44</text:p>
          </table:table-cell>
          <table:table-cell table:formula="of:=OFFSET([.$A$1];COLUMN()+ROW()*13-317;0)" office:value-type="float" office:value="70">
            <text:p>70</text:p>
          </table:table-cell>
          <table:table-cell table:formula="of:=OFFSET([.$A$1];COLUMN()+ROW()*13-317;0)" office:value-type="float" office:value="19">
            <text:p>19</text:p>
          </table:table-cell>
          <table:table-cell table:formula="of:=OFFSET([.$A$1];COLUMN()+ROW()*13-317;0)" office:value-type="float" office:value="77">
            <text:p>77</text:p>
          </table:table-cell>
          <table:table-cell/>
          <table:table-cell table:style-name="ce3" table:formula="of:=&quot;,{&quot;&amp;[.F27]&amp;&quot;,&quot;&amp;[.G27]&amp;&quot;,&quot;&amp;[.H27]&amp;&quot;,&quot;&amp;[.I27]&amp;&quot;,&quot;&amp;[.J27]&amp;&quot;,&quot;&amp;[.K27]&amp;&quot;,&quot;&amp;[.L27]&amp;&quot;,&quot;&amp;[.M27]&amp;&quot;,&quot;&amp;[.N27]&amp;&quot;,&quot;&amp;[.O27]&amp;&quot;,&quot;&amp;[.P27]&amp;&quot;,&quot;&amp;[.Q27]&amp;&quot;,&quot;&amp;[.R27]&amp;&quot;}&quot;" office:value-type="string" office:string-value=",{45,51,33,46,48,53,49,37,43,44,70,19,77}">
            <text:p>,{45,51,33,46,48,53,49,37,43,44,70,19,77}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!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OFFSET([.$A$1];COLUMN()+ROW()*13-317;0)" office:value-type="float" office:value="29">
            <text:p>29</text:p>
          </table:table-cell>
          <table:table-cell table:formula="of:=OFFSET([.$A$1];COLUMN()+ROW()*13-317;0)" office:value-type="float" office:value="47">
            <text:p>47</text:p>
          </table:table-cell>
          <table:table-cell table:formula="of:=OFFSET([.$A$1];COLUMN()+ROW()*13-317;0)" office:value-type="float" office:value="32">
            <text:p>32</text:p>
          </table:table-cell>
          <table:table-cell table:formula="of:=OFFSET([.$A$1];COLUMN()+ROW()*13-317;0)" office:value-type="float" office:value="34">
            <text:p>34</text:p>
          </table:table-cell>
          <table:table-cell table:formula="of:=OFFSET([.$A$1];COLUMN()+ROW()*13-317;0)" office:value-type="float" office:value="35">
            <text:p>35</text:p>
          </table:table-cell>
          <table:table-cell table:formula="of:=OFFSET([.$A$1];COLUMN()+ROW()*13-317;0)" office:value-type="float" office:value="36">
            <text:p>36</text:p>
          </table:table-cell>
          <table:table-cell table:formula="of:=OFFSET([.$A$1];COLUMN()+ROW()*13-317;0)" office:value-type="float" office:value="38">
            <text:p>38</text:p>
          </table:table-cell>
          <table:table-cell table:formula="of:=OFFSET([.$A$1];COLUMN()+ROW()*13-317;0)" office:value-type="float" office:value="39">
            <text:p>39</text:p>
          </table:table-cell>
          <table:table-cell table:formula="of:=OFFSET([.$A$1];COLUMN()+ROW()*13-317;0)" office:value-type="float" office:value="40">
            <text:p>40</text:p>
          </table:table-cell>
          <table:table-cell table:formula="of:=OFFSET([.$A$1];COLUMN()+ROW()*13-317;0)" office:value-type="float" office:value="74">
            <text:p>74</text:p>
          </table:table-cell>
          <table:table-cell table:formula="of:=OFFSET([.$A$1];COLUMN()+ROW()*13-317;0)" office:value-type="float" office:value="21">
            <text:p>21</text:p>
          </table:table-cell>
          <table:table-cell table:formula="of:=OFFSET([.$A$1];COLUMN()+ROW()*13-317;0)" office:value-type="float" office:value="22">
            <text:p>22</text:p>
          </table:table-cell>
          <table:table-cell table:formula="of:=OFFSET([.$A$1];COLUMN()+ROW()*13-317;0)" office:value-type="float" office:value="77">
            <text:p>77</text:p>
          </table:table-cell>
          <table:table-cell/>
          <table:table-cell table:style-name="ce3" table:formula="of:=&quot;,{&quot;&amp;[.F28]&amp;&quot;,&quot;&amp;[.G28]&amp;&quot;,&quot;&amp;[.H28]&amp;&quot;,&quot;&amp;[.I28]&amp;&quot;,&quot;&amp;[.J28]&amp;&quot;,&quot;&amp;[.K28]&amp;&quot;,&quot;&amp;[.L28]&amp;&quot;,&quot;&amp;[.M28]&amp;&quot;,&quot;&amp;[.N28]&amp;&quot;,&quot;&amp;[.O28]&amp;&quot;,&quot;&amp;[.P28]&amp;&quot;,&quot;&amp;[.Q28]&amp;&quot;,&quot;&amp;[.R28]&amp;&quot;}&quot;" office:value-type="string" office:string-value=",{29,47,32,34,35,36,38,39,40,74,21,22,77}">
            <text:p>,{29,47,32,34,35,36,38,39,40,74,21,22,77}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/>
          <table:table-cell table:formula="of:=OFFSET([.$A$1];COLUMN()+ROW()*13-317;0)" office:value-type="float" office:value="54">
            <text:p>54</text:p>
          </table:table-cell>
          <table:table-cell table:formula="of:=OFFSET([.$A$1];COLUMN()+ROW()*13-317;0)" office:value-type="float" office:value="52">
            <text:p>52</text:p>
          </table:table-cell>
          <table:table-cell table:formula="of:=OFFSET([.$A$1];COLUMN()+ROW()*13-317;0)" office:value-type="float" office:value="31">
            <text:p>31</text:p>
          </table:table-cell>
          <table:table-cell table:formula="of:=OFFSET([.$A$1];COLUMN()+ROW()*13-317;0)" office:value-type="float" office:value="50">
            <text:p>50</text:p>
          </table:table-cell>
          <table:table-cell table:formula="of:=OFFSET([.$A$1];COLUMN()+ROW()*13-317;0)" office:value-type="float" office:value="30">
            <text:p>30</text:p>
          </table:table-cell>
          <table:table-cell table:formula="of:=OFFSET([.$A$1];COLUMN()+ROW()*13-317;0)" office:value-type="float" office:value="42">
            <text:p>42</text:p>
          </table:table-cell>
          <table:table-cell table:formula="of:=OFFSET([.$A$1];COLUMN()+ROW()*13-317;0)" office:value-type="float" office:value="41">
            <text:p>41</text:p>
          </table:table-cell>
          <table:table-cell table:formula="of:=OFFSET([.$A$1];COLUMN()+ROW()*13-317;0)" office:value-type="float" office:value="55">
            <text:p>55</text:p>
          </table:table-cell>
          <table:table-cell table:formula="of:=OFFSET([.$A$1];COLUMN()+ROW()*13-317;0)" office:value-type="float" office:value="56">
            <text:p>56</text:p>
          </table:table-cell>
          <table:table-cell table:formula="of:=OFFSET([.$A$1];COLUMN()+ROW()*13-317;0)" office:value-type="float" office:value="73">
            <text:p>73</text:p>
          </table:table-cell>
          <table:table-cell table:formula="of:=OFFSET([.$A$1];COLUMN()+ROW()*13-317;0)" office:value-type="float" office:value="77">
            <text:p>77</text:p>
          </table:table-cell>
          <table:table-cell table:formula="of:=OFFSET([.$A$1];COLUMN()+ROW()*13-317;0)" office:value-type="float" office:value="20">
            <text:p>20</text:p>
          </table:table-cell>
          <table:table-cell table:formula="of:=OFFSET([.$A$1];COLUMN()+ROW()*13-317;0)" office:value-type="float" office:value="57">
            <text:p>57</text:p>
          </table:table-cell>
          <table:table-cell/>
          <table:table-cell table:style-name="ce3" table:formula="of:=&quot;,{&quot;&amp;[.F29]&amp;&quot;,&quot;&amp;[.G29]&amp;&quot;,&quot;&amp;[.H29]&amp;&quot;,&quot;&amp;[.I29]&amp;&quot;,&quot;&amp;[.J29]&amp;&quot;,&quot;&amp;[.K29]&amp;&quot;,&quot;&amp;[.L29]&amp;&quot;,&quot;&amp;[.M29]&amp;&quot;,&quot;&amp;[.N29]&amp;&quot;,&quot;&amp;[.O29]&amp;&quot;,&quot;&amp;[.P29]&amp;&quot;,&quot;&amp;[.Q29]&amp;&quot;,&quot;&amp;[.R29]&amp;&quot;}&quot;" office:value-type="string" office:string-value=",{54,52,31,50,30,42,41,55,56,73,77,20,57}">
            <text:p>,{54,52,31,50,30,42,41,55,56,73,77,20,57}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#</text:p>
          </table:table-cell>
          <table:table-cell office:value-type="float" office:value="0">
            <text:p>0</text:p>
          </table:table-cell>
          <table:table-cell office:value-type="string">
            <text:p>POUND</text:p>
          </table:table-cell>
          <table:table-cell/>
          <table:table-cell table:formula="of:=OFFSET([.$A$1];COLUMN()+ROW()*13-317;0)" office:value-type="float" office:value="8">
            <text:p>8</text:p>
          </table:table-cell>
          <table:table-cell table:formula="of:=OFFSET([.$A$1];COLUMN()+ROW()*13-317;0)" office:value-type="float" office:value="9">
            <text:p>9</text:p>
          </table:table-cell>
          <table:table-cell table:formula="of:=OFFSET([.$A$1];COLUMN()+ROW()*13-317;0)" office:value-type="float" office:value="10">
            <text:p>10</text:p>
          </table:table-cell>
          <table:table-cell table:formula="of:=OFFSET([.$A$1];COLUMN()+ROW()*13-317;0)" office:value-type="float" office:value="11">
            <text:p>11</text:p>
          </table:table-cell>
          <table:table-cell table:formula="of:=OFFSET([.$A$1];COLUMN()+ROW()*13-317;0)" office:value-type="float" office:value="12">
            <text:p>12</text:p>
          </table:table-cell>
          <table:table-cell table:formula="of:=OFFSET([.$A$1];COLUMN()+ROW()*13-317;0)" office:value-type="float" office:value="13">
            <text:p>13</text:p>
          </table:table-cell>
          <table:table-cell table:formula="of:=OFFSET([.$A$1];COLUMN()+ROW()*13-317;0)" office:value-type="float" office:value="14">
            <text:p>14</text:p>
          </table:table-cell>
          <table:table-cell table:formula="of:=OFFSET([.$A$1];COLUMN()+ROW()*13-317;0)" office:value-type="float" office:value="15">
            <text:p>15</text:p>
          </table:table-cell>
          <table:table-cell table:formula="of:=OFFSET([.$A$1];COLUMN()+ROW()*13-317;0)" office:value-type="float" office:value="16">
            <text:p>16</text:p>
          </table:table-cell>
          <table:table-cell table:formula="of:=OFFSET([.$A$1];COLUMN()+ROW()*13-317;0)" office:value-type="float" office:value="7">
            <text:p>7</text:p>
          </table:table-cell>
          <table:table-cell table:formula="of:=OFFSET([.$A$1];COLUMN()+ROW()*13-317;0)" office:value-type="float" office:value="69">
            <text:p>69</text:p>
          </table:table-cell>
          <table:table-cell table:formula="of:=OFFSET([.$A$1];COLUMN()+ROW()*13-317;0)" office:value-type="float" office:value="4">
            <text:p>4</text:p>
          </table:table-cell>
          <table:table-cell table:formula="of:=OFFSET([.$A$1];COLUMN()+ROW()*13-317;0)" office:value-type="float" office:value="57">
            <text:p>57</text:p>
          </table:table-cell>
          <table:table-cell/>
          <table:table-cell table:style-name="ce3" table:formula="of:=&quot;,{&quot;&amp;[.F30]&amp;&quot;,&quot;&amp;[.G30]&amp;&quot;,&quot;&amp;[.H30]&amp;&quot;,&quot;&amp;[.I30]&amp;&quot;,&quot;&amp;[.J30]&amp;&quot;,&quot;&amp;[.K30]&amp;&quot;,&quot;&amp;[.L30]&amp;&quot;,&quot;&amp;[.M30]&amp;&quot;,&quot;&amp;[.N30]&amp;&quot;,&quot;&amp;[.O30]&amp;&quot;,&quot;&amp;[.P30]&amp;&quot;,&quot;&amp;[.Q30]&amp;&quot;,&quot;&amp;[.R30]&amp;&quot;}&quot;" office:value-type="string" office:string-value=",{8,9,10,11,12,13,14,15,16,7,69,4,57}">
            <text:p>,{8,9,10,11,12,13,14,15,16,7,69,4,57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$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OFFSET([.$A$1];COLUMN()+ROW()*13-317;0)" office:value-type="float" office:value="45">
            <text:p>45</text:p>
          </table:table-cell>
          <table:table-cell table:formula="of:=OFFSET([.$A$1];COLUMN()+ROW()*13-317;0)" office:value-type="float" office:value="51">
            <text:p>51</text:p>
          </table:table-cell>
          <table:table-cell table:formula="of:=OFFSET([.$A$1];COLUMN()+ROW()*13-317;0)" office:value-type="float" office:value="33">
            <text:p>33</text:p>
          </table:table-cell>
          <table:table-cell table:formula="of:=OFFSET([.$A$1];COLUMN()+ROW()*13-317;0)" office:value-type="float" office:value="46">
            <text:p>46</text:p>
          </table:table-cell>
          <table:table-cell table:formula="of:=OFFSET([.$A$1];COLUMN()+ROW()*13-317;0)" office:value-type="float" office:value="48">
            <text:p>48</text:p>
          </table:table-cell>
          <table:table-cell table:formula="of:=OFFSET([.$A$1];COLUMN()+ROW()*13-317;0)" office:value-type="float" office:value="53">
            <text:p>53</text:p>
          </table:table-cell>
          <table:table-cell table:formula="of:=OFFSET([.$A$1];COLUMN()+ROW()*13-317;0)" office:value-type="float" office:value="49">
            <text:p>49</text:p>
          </table:table-cell>
          <table:table-cell table:formula="of:=OFFSET([.$A$1];COLUMN()+ROW()*13-317;0)" office:value-type="float" office:value="37">
            <text:p>37</text:p>
          </table:table-cell>
          <table:table-cell table:formula="of:=OFFSET([.$A$1];COLUMN()+ROW()*13-317;0)" office:value-type="float" office:value="43">
            <text:p>43</text:p>
          </table:table-cell>
          <table:table-cell table:formula="of:=OFFSET([.$A$1];COLUMN()+ROW()*13-317;0)" office:value-type="float" office:value="44">
            <text:p>44</text:p>
          </table:table-cell>
          <table:table-cell table:formula="of:=OFFSET([.$A$1];COLUMN()+ROW()*13-317;0)" office:value-type="float" office:value="73">
            <text:p>73</text:p>
          </table:table-cell>
          <table:table-cell table:formula="of:=OFFSET([.$A$1];COLUMN()+ROW()*13-317;0)" office:value-type="float" office:value="0">
            <text:p>0</text:p>
          </table:table-cell>
          <table:table-cell table:formula="of:=OFFSET([.$A$1];COLUMN()+ROW()*13-317;0)" office:value-type="float" office:value="0">
            <text:p>0</text:p>
          </table:table-cell>
          <table:table-cell/>
          <table:table-cell table:style-name="ce3" table:formula="of:=&quot;,{&quot;&amp;[.F31]&amp;&quot;,&quot;&amp;[.G31]&amp;&quot;,&quot;&amp;[.H31]&amp;&quot;,&quot;&amp;[.I31]&amp;&quot;,&quot;&amp;[.J31]&amp;&quot;,&quot;&amp;[.K31]&amp;&quot;,&quot;&amp;[.L31]&amp;&quot;,&quot;&amp;[.M31]&amp;&quot;,&quot;&amp;[.N31]&amp;&quot;,&quot;&amp;[.O31]&amp;&quot;,&quot;&amp;[.P31]&amp;&quot;,&quot;&amp;[.Q31]&amp;&quot;,&quot;&amp;[.R31]&amp;&quot;}&quot;" office:value-type="string" office:string-value=",{45,51,33,46,48,53,49,37,43,44,73,0,0}">
            <text:p>,{45,51,33,46,48,53,49,37,43,44,73,0,0}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OFFSET([.$A$1];COLUMN()+ROW()*13-317;0)" office:value-type="float" office:value="29">
            <text:p>29</text:p>
          </table:table-cell>
          <table:table-cell table:formula="of:=OFFSET([.$A$1];COLUMN()+ROW()*13-317;0)" office:value-type="float" office:value="47">
            <text:p>47</text:p>
          </table:table-cell>
          <table:table-cell table:formula="of:=OFFSET([.$A$1];COLUMN()+ROW()*13-317;0)" office:value-type="float" office:value="32">
            <text:p>32</text:p>
          </table:table-cell>
          <table:table-cell table:formula="of:=OFFSET([.$A$1];COLUMN()+ROW()*13-317;0)" office:value-type="float" office:value="34">
            <text:p>34</text:p>
          </table:table-cell>
          <table:table-cell table:formula="of:=OFFSET([.$A$1];COLUMN()+ROW()*13-317;0)" office:value-type="float" office:value="35">
            <text:p>35</text:p>
          </table:table-cell>
          <table:table-cell table:formula="of:=OFFSET([.$A$1];COLUMN()+ROW()*13-317;0)" office:value-type="float" office:value="36">
            <text:p>36</text:p>
          </table:table-cell>
          <table:table-cell table:formula="of:=OFFSET([.$A$1];COLUMN()+ROW()*13-317;0)" office:value-type="float" office:value="38">
            <text:p>38</text:p>
          </table:table-cell>
          <table:table-cell table:formula="of:=OFFSET([.$A$1];COLUMN()+ROW()*13-317;0)" office:value-type="float" office:value="39">
            <text:p>39</text:p>
          </table:table-cell>
          <table:table-cell table:formula="of:=OFFSET([.$A$1];COLUMN()+ROW()*13-317;0)" office:value-type="float" office:value="40">
            <text:p>40</text:p>
          </table:table-cell>
          <table:table-cell table:formula="of:=OFFSET([.$A$1];COLUMN()+ROW()*13-317;0)" office:value-type="float" office:value="74">
            <text:p>74</text:p>
          </table:table-cell>
          <table:table-cell table:formula="of:=OFFSET([.$A$1];COLUMN()+ROW()*13-317;0)" office:value-type="float" office:value="75">
            <text:p>75</text:p>
          </table:table-cell>
          <table:table-cell table:formula="of:=OFFSET([.$A$1];COLUMN()+ROW()*13-317;0)" office:value-type="float" office:value="67">
            <text:p>67</text:p>
          </table:table-cell>
          <table:table-cell table:formula="of:=OFFSET([.$A$1];COLUMN()+ROW()*13-317;0)" office:value-type="float" office:value="77">
            <text:p>77</text:p>
          </table:table-cell>
          <table:table-cell/>
          <table:table-cell table:style-name="ce3" table:formula="of:=&quot;,{&quot;&amp;[.F32]&amp;&quot;,&quot;&amp;[.G32]&amp;&quot;,&quot;&amp;[.H32]&amp;&quot;,&quot;&amp;[.I32]&amp;&quot;,&quot;&amp;[.J32]&amp;&quot;,&quot;&amp;[.K32]&amp;&quot;,&quot;&amp;[.L32]&amp;&quot;,&quot;&amp;[.M32]&amp;&quot;,&quot;&amp;[.N32]&amp;&quot;,&quot;&amp;[.O32]&amp;&quot;,&quot;&amp;[.P32]&amp;&quot;,&quot;&amp;[.Q32]&amp;&quot;,&quot;&amp;[.R32]&amp;&quot;}&quot;" office:value-type="string" office:string-value=",{29,47,32,34,35,36,38,39,40,74,75,67,77}">
            <text:p>,{29,47,32,34,35,36,38,39,40,74,75,67,77}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^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OFFSET([.$A$1];COLUMN()+ROW()*13-317;0)" office:value-type="float" office:value="54">
            <text:p>54</text:p>
          </table:table-cell>
          <table:table-cell table:formula="of:=OFFSET([.$A$1];COLUMN()+ROW()*13-317;0)" office:value-type="float" office:value="52">
            <text:p>52</text:p>
          </table:table-cell>
          <table:table-cell table:formula="of:=OFFSET([.$A$1];COLUMN()+ROW()*13-317;0)" office:value-type="float" office:value="31">
            <text:p>31</text:p>
          </table:table-cell>
          <table:table-cell table:formula="of:=OFFSET([.$A$1];COLUMN()+ROW()*13-317;0)" office:value-type="float" office:value="50">
            <text:p>50</text:p>
          </table:table-cell>
          <table:table-cell table:formula="of:=OFFSET([.$A$1];COLUMN()+ROW()*13-317;0)" office:value-type="float" office:value="30">
            <text:p>30</text:p>
          </table:table-cell>
          <table:table-cell table:formula="of:=OFFSET([.$A$1];COLUMN()+ROW()*13-317;0)" office:value-type="float" office:value="42">
            <text:p>42</text:p>
          </table:table-cell>
          <table:table-cell table:formula="of:=OFFSET([.$A$1];COLUMN()+ROW()*13-317;0)" office:value-type="float" office:value="41">
            <text:p>41</text:p>
          </table:table-cell>
          <table:table-cell table:formula="of:=OFFSET([.$A$1];COLUMN()+ROW()*13-317;0)" office:value-type="float" office:value="55">
            <text:p>55</text:p>
          </table:table-cell>
          <table:table-cell table:formula="of:=OFFSET([.$A$1];COLUMN()+ROW()*13-317;0)" office:value-type="float" office:value="56">
            <text:p>56</text:p>
          </table:table-cell>
          <table:table-cell table:formula="of:=OFFSET([.$A$1];COLUMN()+ROW()*13-317;0)" office:value-type="float" office:value="76">
            <text:p>76</text:p>
          </table:table-cell>
          <table:table-cell table:formula="of:=OFFSET([.$A$1];COLUMN()+ROW()*13-317;0)" office:value-type="float" office:value="73">
            <text:p>73</text:p>
          </table:table-cell>
          <table:table-cell table:formula="of:=OFFSET([.$A$1];COLUMN()+ROW()*13-317;0)" office:value-type="float" office:value="0">
            <text:p>0</text:p>
          </table:table-cell>
          <table:table-cell table:formula="of:=OFFSET([.$A$1];COLUMN()+ROW()*13-317;0)" office:value-type="float" office:value="1">
            <text:p>1</text:p>
          </table:table-cell>
          <table:table-cell/>
          <table:table-cell table:style-name="ce3" table:formula="of:=&quot;,{&quot;&amp;[.F33]&amp;&quot;,&quot;&amp;[.G33]&amp;&quot;,&quot;&amp;[.H33]&amp;&quot;,&quot;&amp;[.I33]&amp;&quot;,&quot;&amp;[.J33]&amp;&quot;,&quot;&amp;[.K33]&amp;&quot;,&quot;&amp;[.L33]&amp;&quot;,&quot;&amp;[.M33]&amp;&quot;,&quot;&amp;[.N33]&amp;&quot;,&quot;&amp;[.O33]&amp;&quot;,&quot;&amp;[.P33]&amp;&quot;,&quot;&amp;[.Q33]&amp;&quot;,&quot;&amp;[.R33]&amp;&quot;}&quot;" office:value-type="string" office:string-value=",{54,52,31,50,30,42,41,55,56,76,73,0,1}">
            <text:p>,{54,52,31,50,30,42,41,55,56,76,73,0,1}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&amp;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5"/>
          <table:table-cell table:style-name="ce3" table:formula="of:=&quot;};&quot;" office:value-type="string" office:string-value="};">
            <text:p>}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STAR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(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_</text:p>
          </table:table-cell>
          <table:table-cell office:value-type="float" office:value="1">
            <text:p>1</text:p>
          </table:table-cell>
          <table:table-cell office:value-type="string">
            <text:p>MINUS</text:p>
          </table:table-cell>
          <table:table-cell table:number-columns-repeated="16"/>
        </table:table-row>
        <table:table-row table:style-name="ro2">
          <table:table-cell office:value-type="float" office:value="67">
            <text:p>67</text:p>
          </table:table-cell>
          <table:table-cell table:style-name="ce2" office:value-type="string">
            <text:p>del</text:p>
          </table:table-cell>
          <table:table-cell office:value-type="float" office:value="0">
            <text:p>0</text:p>
          </table:table-cell>
          <table:table-cell office:value-type="string">
            <text:p>DEL</text:p>
          </table:table-cell>
          <table:table-cell table:number-columns-repeated="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Q</text:p>
          </table:table-cell>
          <table:table-cell table:number-columns-repeated="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office:value-type="string">
            <text:p>EQUALS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/^</text:p>
          </table:table-cell>
          <table:table-cell office:value-type="float" office:value="1">
            <text:p>1</text:p>
          </table:table-cell>
          <table:table-cell office:value-type="string">
            <text:p>DPAD_UP</text:p>
          </table:table-cell>
          <table:table-cell office:value-type="string">
            <text:p>Up arrow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S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G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J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K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16"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string">
            <text:p>:</text:p>
          </table:table-cell>
          <table:table-cell office:value-type="float" office:value="1">
            <text:p>1</text:p>
          </table:table-cell>
          <table:table-cell office:value-type="string">
            <text:p>SEMICOLON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&lt;-</text:p>
          </table:table-cell>
          <table:table-cell office:value-type="float" office:value="0">
            <text:p>0</text:p>
          </table:table-cell>
          <table:table-cell office:value-type="string">
            <text:p>DPAD_LEFT</text:p>
          </table:table-cell>
          <table:table-cell office:value-type="string">
            <text:p>Left arrow</text:p>
          </table:table-cell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-&gt;</text:p>
          </table:table-cell>
          <table:table-cell office:value-type="float" office:value="0">
            <text:p>0</text:p>
          </table:table-cell>
          <table:table-cell office:value-type="string">
            <text:p>DPAD_RIGHT</text:p>
          </table:table-cell>
          <table:table-cell office:value-type="string">
            <text:p>Right arrow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CAPS_LOCK</text:p>
          </table:table-cell>
          <table:table-cell table:number-columns-repeated="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table:number-columns-repeated="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&lt;</text:p>
          </table:table-cell>
          <table:table-cell office:value-type="float" office:value="1">
            <text:p>1</text:p>
          </table:table-cell>
          <table:table-cell office:value-type="string">
            <text:p>COMMA</text:p>
          </table:table-cell>
          <table:table-cell table:number-columns-repeated="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&gt;</text:p>
          </table:table-cell>
          <table:table-cell office:value-type="float" office:value="1">
            <text:p>1</text:p>
          </table:table-cell>
          <table:table-cell office:value-type="string">
            <text:p>PERIOD</text:p>
          </table:table-cell>
          <table:table-cell table:number-columns-repeated="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BACKSLASH</text:p>
          </table:table-cell>
          <table:table-cell table:number-columns-repeated="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/v</text:p>
          </table:table-cell>
          <table:table-cell office:value-type="float" office:value="0">
            <text:p>0</text:p>
          </table:table-cell>
          <table:table-cell office:value-type="string">
            <text:p>DPAD_DOWN</text:p>
          </table:table-cell>
          <table:table-cell table:number-columns-repeated="16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alt</text:p>
          </table:table-cell>
          <table:table-cell office:value-type="float" office:value="0">
            <text:p>0</text:p>
          </table:table-cell>
          <table:table-cell office:value-type="string">
            <text:p>CTRL_LEFT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MINUS</text:p>
          </table:table-cell>
          <table:table-cell table:number-columns-repeated="16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ak</text:p>
          </table:table-cell>
          <table:table-cell office:value-type="float" office:value="0">
            <text:p>0</text:p>
          </table:table-cell>
          <table:table-cell office:value-type="string">
            <text:p>BACK</text:p>
          </table:table-cell>
          <table:table-cell table:number-columns-repeated="16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alt</text:p>
          </table:table-cell>
          <table:table-cell office:value-type="float" office:value="0">
            <text:p>0</text:p>
          </table:table-cell>
          <table:table-cell office:value-type="string">
            <text:p>ALT_LEFT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string">
            <text:p>Q</text:p>
          </table:table-cell>
          <table:table-cell table:number-columns-repeated="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table:number-columns-repeated="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office:value-type="string">
            <text:p>BACKSLASH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del</text:p>
          </table:table-cell>
          <table:table-cell office:value-type="float" office:value="0">
            <text:p>0</text:p>
          </table:table-cell>
          <table:table-cell office:value-type="string">
            <text:p>DEL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ap</text:p>
          </table:table-cell>
          <table:table-cell office:value-type="float" office:value="2">
            <text:p>2</text:p>
          </table:table-cell>
          <table:table-cell office:value-type="string">
            <text:p>CAPS_LOCK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f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g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h</text:p>
          </table:table-cell>
          <table:table-cell office:value-type="float" office:value="0">
            <text:p>0</text:p>
          </table:table-cell>
          <table:table-cell office:value-type="string">
            <text:p>H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j</text:p>
          </table:table-cell>
          <table:table-cell office:value-type="float" office:value="0">
            <text:p>0</text:p>
          </table:table-cell>
          <table:table-cell office:value-type="string">
            <text:p>J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k</text:p>
          </table:table-cell>
          <table:table-cell office:value-type="float" office:value="0">
            <text:p>0</text:p>
          </table:table-cell>
          <table:table-cell office:value-type="string">
            <text:p>K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l</text:p>
          </table:table-cell>
          <table:table-cell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16"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SEMICOLON</text:p>
          </table:table-cell>
          <table:table-cell table:number-columns-repeated="16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string">
            <text:p>'</text:p>
          </table:table-cell>
          <table:table-cell office:value-type="float" office:value="0">
            <text:p>0</text:p>
          </table:table-cell>
          <table:table-cell office:value-type="string">
            <text:p>APOSTROPHE</text:p>
          </table:table-cell>
          <table:table-cell office:value-type="string">
            <text:p>apostrophe</text:p>
          </table:table-cell>
          <table:table-cell table:number-columns-repeated="15"/>
        </table:table-row>
        <table:table-row table:style-name="ro2">
          <table:table-cell office:value-type="float" office:value="67">
            <text:p>67</text:p>
          </table:table-cell>
          <table:table-cell table:style-name="ce2" office:value-type="string">
            <text:p>bak</text:p>
          </table:table-cell>
          <table:table-cell office:value-type="float" office:value="0">
            <text:p>0</text:p>
          </table:table-cell>
          <table:table-cell office:value-type="string">
            <text:p>BACK</text:p>
          </table:table-cell>
          <table:table-cell table:number-columns-repeated="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@</text:p>
          </table:table-cell>
          <table:table-cell office:value-type="float" office:value="2">
            <text:p>2</text:p>
          </table:table-cell>
          <table:table-cell office:value-type="string">
            <text:p>CTRL_LEFT</text:p>
          </table:table-cell>
          <table:table-cell table:number-columns-repeated="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Z</text:p>
          </table:table-cell>
          <table:table-cell table:number-columns-repeated="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office:value-type="float" office:value="0">
            <text:p>0</text:p>
          </table:table-cell>
          <table:table-cell office:value-type="string">
            <text:p>COMMA</text:p>
          </table:table-cell>
          <table:table-cell table:number-columns-repeated="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string">
            <text:p>PERIOD</text:p>
          </table:table-cell>
          <table:table-cell table:number-columns-repeated="1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office:value-type="string">
            <text:p>SLASH</text:p>
          </table:table-cell>
          <table:table-cell table:number-columns-repeated="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\\</text:p>
          </table:table-cell>
          <table:table-cell office:value-type="float" office:value="0">
            <text:p>0</text:p>
          </table:table-cell>
          <table:table-cell office:value-type="string">
            <text:p>BACKSLASH</text:p>
          </table:table-cell>
          <table:table-cell table:number-columns-repeated="16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ak</text:p>
          </table:table-cell>
          <table:table-cell office:value-type="float" office:value="4">
            <text:p>4</text:p>
          </table:table-cell>
          <table:table-cell office:value-type="string">
            <text:p>pan</text:p>
          </table:table-cell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tl</text:p>
          </table:table-cell>
          <table:table-cell office:value-type="float" office:value="4">
            <text:p>4</text:p>
          </table:table-cell>
          <table:table-cell office:value-type="string">
            <text:p>key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7/02/2013</text:date>, <text:time>01:0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22:08:27.86</meta:creation-date>
    <dc:date>2013-07-02T01:04:25.40</dc:date>
    <meta:editing-duration>PT2H25M6S</meta:editing-duration>
    <meta:editing-cycles>2</meta:editing-cycles>
    <meta:generator>OpenOffice.org/3.4.1$Win32 OpenOffice.org_project/341m1$Build-9593</meta:generator>
    <meta:document-statistic meta:table-count="3" meta:cell-count="944" meta:object-count="0"/>
  </office:meta>
</office:document-meta>
</file>